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3" table:default-cell-style-name="Default"/>
        <table:table-row table:style-name="ro1">
          <table:table-cell table:style-name="pd1" office:value-type="string" calcext:value-type="string">
            <text:p>variation_name</text:p>
          </table:table-cell>
          <table:table-cell table:style-name="pd1" office:value-type="string" calcext:value-type="string">
            <text:p>position_offset_x</text:p>
          </table:table-cell>
          <table:table-cell table:style-name="pd1" office:value-type="string" calcext:value-type="string">
            <text:p>position_offset_y</text:p>
          </table:table-cell>
          <table:table-cell table:style-name="pd1" office:value-type="string" calcext:value-type="string">
            <text:p>position_offset_z</text:p>
          </table:table-cell>
          <table:table-cell table:style-name="pd1" office:value-type="string" calcext:value-type="string">
            <text:p>rotation_offset_deg_x</text:p>
          </table:table-cell>
          <table:table-cell table:style-name="pd1" office:value-type="string" calcext:value-type="string">
            <text:p>rotation_offset_deg_y</text:p>
          </table:table-cell>
          <table:table-cell table:style-name="pd1" office:value-type="string" calcext:value-type="string">
            <text:p>rotation_offset_deg_z</text:p>
          </table:table-cell>
          <table:table-cell table:style-name="pd1" office:value-type="string" calcext:value-type="string">
            <text:p>Dist_COP_x_abs</text:p>
          </table:table-cell>
          <table:table-cell table:style-name="pd1" office:value-type="string" calcext:value-type="string">
            <text:p>Dist_COP_x</text:p>
          </table:table-cell>
          <table:table-cell table:style-name="pd1" office:value-type="string" calcext:value-type="string">
            <text:p>opt_COPx</text:p>
          </table:table-cell>
          <table:table-cell table:style-name="pd1" office:value-type="string" calcext:value-type="string">
            <text:p>CoP+ X</text:p>
          </table:table-cell>
          <table:table-cell table:style-name="pd1" office:value-type="string" calcext:value-type="string">
            <text:p>CoP+ Y</text:p>
          </table:table-cell>
          <table:table-cell table:style-name="pd1" office:value-type="string" calcext:value-type="string">
            <text:p>CoP+ Z</text:p>
          </table:table-cell>
          <table:table-cell table:style-name="pd1" office:value-type="string" calcext:value-type="string">
            <text:p>Taxel+ active</text:p>
          </table:table-cell>
          <table:table-cell table:style-name="pd1" office:value-type="string" calcext:value-type="string">
            <text:p>F_max+</text:p>
          </table:table-cell>
          <table:table-cell table:style-name="pd1" office:value-type="string" calcext:value-type="string">
            <text:p>F_min+</text:p>
          </table:table-cell>
          <table:table-cell table:style-name="pd1" office:value-type="string" calcext:value-type="string">
            <text:p>Dist+</text:p>
          </table:table-cell>
          <table:table-cell table:style-name="pd1" office:value-type="string" calcext:value-type="string">
            <text:p>F_mean10</text:p>
          </table:table-cell>
          <table:table-cell table:style-name="pd1" office:value-type="string" calcext:value-type="string">
            <text:p>Std_10</text:p>
          </table:table-cell>
          <table:table-cell table:style-name="pd1" office:value-type="string" calcext:value-type="string">
            <text:p>Mean_1-5</text:p>
          </table:table-cell>
          <table:table-cell table:style-name="pd1" office:value-type="string" calcext:value-type="string">
            <text:p>Mean_7-11</text:p>
          </table:table-cell>
          <table:table-cell table:style-name="pd1" office:value-type="string" calcext:value-type="string">
            <text:p>Diff_Mean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BS([.I2])" office:value-type="float" office:value="0.00013671" calcext:value-type="float">
            <text:p>0.00013671</text:p>
          </table:table-cell>
          <table:table-cell office:value-type="float" office:value="-0.00013671" calcext:value-type="float">
            <text:p>-0.00013671</text:p>
          </table:table-cell>
          <table:table-cell office:value-type="float" office:value="0.6920955" calcext:value-type="float">
            <text:p>0.6920955</text:p>
          </table:table-cell>
          <table:table-cell office:value-type="float" office:value="0.69195884" calcext:value-type="float">
            <text:p>0.69195884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3802818" calcext:value-type="float">
            <text:p>0.03802818</text:p>
          </table:table-cell>
          <table:table-cell office:value-type="float" office:value="10" calcext:value-type="float">
            <text:p>10</text:p>
          </table:table-cell>
          <table:table-cell office:value-type="float" office:value="1.02007917165756" calcext:value-type="float">
            <text:p>1.02007917165756</text:p>
          </table:table-cell>
          <table:table-cell office:value-type="float" office:value="0.221497578173876" calcext:value-type="float">
            <text:p>0.221497578173876</text:p>
          </table:table-cell>
          <table:table-cell office:value-type="float" office:value="0.798581593483686" calcext:value-type="float">
            <text:p>0.798581593483686</text:p>
          </table:table-cell>
          <table:table-cell office:value-type="float" office:value="0.532064460590482" calcext:value-type="float">
            <text:p>0.532064460590482</text:p>
          </table:table-cell>
          <table:table-cell office:value-type="float" office:value="0.288095796543288" calcext:value-type="float">
            <text:p>0.288095796543288</text:p>
          </table:table-cell>
          <table:table-cell office:value-type="float" office:value="0.508626318573952" calcext:value-type="float">
            <text:p>0.508626318573952</text:p>
          </table:table-cell>
          <table:table-cell office:value-type="float" office:value="0.555502602607012" calcext:value-type="float">
            <text:p>0.555502602607012</text:p>
          </table:table-cell>
          <table:table-cell office:value-type="float" office:value="0.0468762840330601" calcext:value-type="float">
            <text:p>0.0468762840330601</text:p>
          </table:table-cell>
          <table:table-cell/>
        </table:table-row>
        <table:table-row table:style-name="ro1">
          <table:table-cell office:value-type="string" calcext:value-type="string">
            <text:p>x_plus_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3])" office:value-type="float" office:value="0.00018566" calcext:value-type="float">
            <text:p>0.00018566</text:p>
          </table:table-cell>
          <table:table-cell office:value-type="float" office:value="-0.00018566" calcext:value-type="float">
            <text:p>-0.00018566</text:p>
          </table:table-cell>
          <table:table-cell office:value-type="float" office:value="0.6930978" calcext:value-type="float">
            <text:p>0.6930978</text:p>
          </table:table-cell>
          <table:table-cell office:value-type="float" office:value="0.69291214" calcext:value-type="float">
            <text:p>0.69291214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3812805" calcext:value-type="float">
            <text:p>0.03812805</text:p>
          </table:table-cell>
          <table:table-cell office:value-type="float" office:value="10" calcext:value-type="float">
            <text:p>10</text:p>
          </table:table-cell>
          <table:table-cell office:value-type="float" office:value="1.03446115255356" calcext:value-type="float">
            <text:p>1.03446115255356</text:p>
          </table:table-cell>
          <table:table-cell office:value-type="float" office:value="0.226005120575428" calcext:value-type="float">
            <text:p>0.226005120575428</text:p>
          </table:table-cell>
          <table:table-cell office:value-type="float" office:value="0.80845603197813" calcext:value-type="float">
            <text:p>0.80845603197813</text:p>
          </table:table-cell>
          <table:table-cell office:value-type="float" office:value="0.535332161188126" calcext:value-type="float">
            <text:p>0.535332161188126</text:p>
          </table:table-cell>
          <table:table-cell office:value-type="float" office:value="0.294257416848566" calcext:value-type="float">
            <text:p>0.294257416848566</text:p>
          </table:table-cell>
          <table:table-cell office:value-type="float" office:value="0.5032061201334" calcext:value-type="float">
            <text:p>0.5032061201334</text:p>
          </table:table-cell>
          <table:table-cell office:value-type="float" office:value="0.567458202242851" calcext:value-type="float">
            <text:p>0.567458202242851</text:p>
          </table:table-cell>
          <table:table-cell office:value-type="float" office:value="0.0642520821094513" calcext:value-type="float">
            <text:p>0.0642520821094513</text:p>
          </table:table-cell>
          <table:table-cell/>
        </table:table-row>
        <table:table-row table:style-name="ro1">
          <table:table-cell office:value-type="string" calcext:value-type="string">
            <text:p>x_plus_2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4])" office:value-type="float" office:value="0.00027988" calcext:value-type="float">
            <text:p>0.00027988</text:p>
          </table:table-cell>
          <table:table-cell office:value-type="float" office:value="-0.00027988" calcext:value-type="float">
            <text:p>-0.00027988</text:p>
          </table:table-cell>
          <table:table-cell office:value-type="float" office:value="0.694092" calcext:value-type="float">
            <text:p>0.694092</text:p>
          </table:table-cell>
          <table:table-cell office:value-type="float" office:value="0.69381214" calcext:value-type="float">
            <text:p>0.69381214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3803575" calcext:value-type="float">
            <text:p>0.03803575</text:p>
          </table:table-cell>
          <table:table-cell office:value-type="float" office:value="10" calcext:value-type="float">
            <text:p>10</text:p>
          </table:table-cell>
          <table:table-cell office:value-type="float" office:value="1.06057817935944" calcext:value-type="float">
            <text:p>1.06057817935944</text:p>
          </table:table-cell>
          <table:table-cell office:value-type="float" office:value="0.240280500054359" calcext:value-type="float">
            <text:p>0.240280500054359</text:p>
          </table:table-cell>
          <table:table-cell office:value-type="float" office:value="0.820297679305077" calcext:value-type="float">
            <text:p>0.820297679305077</text:p>
          </table:table-cell>
          <table:table-cell office:value-type="float" office:value="0.536857365816832" calcext:value-type="float">
            <text:p>0.536857365816832</text:p>
          </table:table-cell>
          <table:table-cell office:value-type="float" office:value="0.295090754402884" calcext:value-type="float">
            <text:p>0.295090754402884</text:p>
          </table:table-cell>
          <table:table-cell office:value-type="float" office:value="0.488282122015953" calcext:value-type="float">
            <text:p>0.488282122015953</text:p>
          </table:table-cell>
          <table:table-cell office:value-type="float" office:value="0.58543260961771" calcext:value-type="float">
            <text:p>0.58543260961771</text:p>
          </table:table-cell>
          <table:table-cell office:value-type="float" office:value="0.097150487601757" calcext:value-type="float">
            <text:p>0.097150487601757</text:p>
          </table:table-cell>
          <table:table-cell/>
        </table:table-row>
        <table:table-row table:style-name="ro1">
          <table:table-cell office:value-type="string" calcext:value-type="string">
            <text:p>x_plus_3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5])" office:value-type="float" office:value="0.00049497" calcext:value-type="float">
            <text:p>0.00049497</text:p>
          </table:table-cell>
          <table:table-cell office:value-type="float" office:value="-0.00049497" calcext:value-type="float">
            <text:p>-0.00049497</text:p>
          </table:table-cell>
          <table:table-cell office:value-type="float" office:value="0.6950979" calcext:value-type="float">
            <text:p>0.6950979</text:p>
          </table:table-cell>
          <table:table-cell office:value-type="float" office:value="0.69460288" calcext:value-type="float">
            <text:p>0.69460288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3768833" calcext:value-type="float">
            <text:p>0.03768833</text:p>
          </table:table-cell>
          <table:table-cell office:value-type="float" office:value="10" calcext:value-type="float">
            <text:p>10</text:p>
          </table:table-cell>
          <table:table-cell office:value-type="float" office:value="1.09386032819748" calcext:value-type="float">
            <text:p>1.09386032819748</text:p>
          </table:table-cell>
          <table:table-cell office:value-type="float" office:value="0.250053262710571" calcext:value-type="float">
            <text:p>0.250053262710571</text:p>
          </table:table-cell>
          <table:table-cell office:value-type="float" office:value="0.843807065486908" calcext:value-type="float">
            <text:p>0.843807065486908</text:p>
          </table:table-cell>
          <table:table-cell office:value-type="float" office:value="0.541974163651467" calcext:value-type="float">
            <text:p>0.541974163651467</text:p>
          </table:table-cell>
          <table:table-cell office:value-type="float" office:value="0.292816916480647" calcext:value-type="float">
            <text:p>0.292816916480647</text:p>
          </table:table-cell>
          <table:table-cell office:value-type="float" office:value="0.455547721385956" calcext:value-type="float">
            <text:p>0.455547721385956</text:p>
          </table:table-cell>
          <table:table-cell office:value-type="float" office:value="0.628400605916977" calcext:value-type="float">
            <text:p>0.628400605916977</text:p>
          </table:table-cell>
          <table:table-cell office:value-type="float" office:value="0.172852884531021" calcext:value-type="float">
            <text:p>0.172852884531021</text:p>
          </table:table-cell>
          <table:table-cell/>
        </table:table-row>
        <table:table-row table:style-name="ro1">
          <table:table-cell office:value-type="string" calcext:value-type="string">
            <text:p>x_plus_4</text:p>
          </table:table-cell>
          <table:table-cell office:value-type="float" office:value="0.004" calcext:value-type="float">
            <text:p>0.00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6])" office:value-type="float" office:value="0.00089703" calcext:value-type="float">
            <text:p>0.00089703</text:p>
          </table:table-cell>
          <table:table-cell office:value-type="float" office:value="-0.00089703" calcext:value-type="float">
            <text:p>-0.00089703</text:p>
          </table:table-cell>
          <table:table-cell office:value-type="float" office:value="0.6960968" calcext:value-type="float">
            <text:p>0.6960968</text:p>
          </table:table-cell>
          <table:table-cell office:value-type="float" office:value="0.69519979" calcext:value-type="float">
            <text:p>0.69519979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3738743" calcext:value-type="float">
            <text:p>0.03738743</text:p>
          </table:table-cell>
          <table:table-cell office:value-type="float" office:value="10" calcext:value-type="float">
            <text:p>10</text:p>
          </table:table-cell>
          <table:table-cell office:value-type="float" office:value="1.19133865237236" calcext:value-type="float">
            <text:p>1.19133865237236</text:p>
          </table:table-cell>
          <table:table-cell office:value-type="float" office:value="0.222214259207249" calcext:value-type="float">
            <text:p>0.222214259207249</text:p>
          </table:table-cell>
          <table:table-cell office:value-type="float" office:value="0.969124393165112" calcext:value-type="float">
            <text:p>0.969124393165112</text:p>
          </table:table-cell>
          <table:table-cell office:value-type="float" office:value="0.531994762271643" calcext:value-type="float">
            <text:p>0.531994762271643</text:p>
          </table:table-cell>
          <table:table-cell office:value-type="float" office:value="0.315453334911353" calcext:value-type="float">
            <text:p>0.315453334911353</text:p>
          </table:table-cell>
          <table:table-cell office:value-type="float" office:value="0.378270919620991" calcext:value-type="float">
            <text:p>0.378270919620991</text:p>
          </table:table-cell>
          <table:table-cell office:value-type="float" office:value="0.685718604922295" calcext:value-type="float">
            <text:p>0.685718604922295</text:p>
          </table:table-cell>
          <table:table-cell office:value-type="float" office:value="0.307447685301304" calcext:value-type="float">
            <text:p>0.307447685301304</text:p>
          </table:table-cell>
          <table:table-cell/>
        </table:table-row>
        <table:table-row table:style-name="ro1">
          <table:table-cell office:value-type="string" calcext:value-type="string">
            <text:p>x_plus_5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7])" office:value-type="float" office:value="0.00124568" calcext:value-type="float">
            <text:p>0.00124568</text:p>
          </table:table-cell>
          <table:table-cell office:value-type="float" office:value="-0.00124568" calcext:value-type="float">
            <text:p>-0.00124568</text:p>
          </table:table-cell>
          <table:table-cell office:value-type="float" office:value="0.6970985" calcext:value-type="float">
            <text:p>0.6970985</text:p>
          </table:table-cell>
          <table:table-cell office:value-type="float" office:value="0.69585281" calcext:value-type="float">
            <text:p>0.69585281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3722748" calcext:value-type="float">
            <text:p>0.03722748</text:p>
          </table:table-cell>
          <table:table-cell office:value-type="float" office:value="10" calcext:value-type="float">
            <text:p>10</text:p>
          </table:table-cell>
          <table:table-cell office:value-type="float" office:value="1.28727865219116" calcext:value-type="float">
            <text:p>1.28727865219116</text:p>
          </table:table-cell>
          <table:table-cell office:value-type="float" office:value="0.199746258556843" calcext:value-type="float">
            <text:p>0.199746258556843</text:p>
          </table:table-cell>
          <table:table-cell office:value-type="float" office:value="1.08753239363432" calcext:value-type="float">
            <text:p>1.08753239363432</text:p>
          </table:table-cell>
          <table:table-cell office:value-type="float" office:value="0.521392162293196" calcext:value-type="float">
            <text:p>0.521392162293196</text:p>
          </table:table-cell>
          <table:table-cell office:value-type="float" office:value="0.353755544656671" calcext:value-type="float">
            <text:p>0.353755544656671</text:p>
          </table:table-cell>
          <table:table-cell office:value-type="float" office:value="0.312187119424343" calcext:value-type="float">
            <text:p>0.312187119424343</text:p>
          </table:table-cell>
          <table:table-cell office:value-type="float" office:value="0.730597205162048" calcext:value-type="float">
            <text:p>0.730597205162048</text:p>
          </table:table-cell>
          <table:table-cell office:value-type="float" office:value="0.418410085737705" calcext:value-type="float">
            <text:p>0.418410085737705</text:p>
          </table:table-cell>
          <table:table-cell/>
        </table:table-row>
        <table:table-row table:style-name="ro1">
          <table:table-cell office:value-type="string" calcext:value-type="string">
            <text:p>x_plus_6</text:p>
          </table:table-cell>
          <table:table-cell office:value-type="float" office:value="0.006" calcext:value-type="float">
            <text:p>0.00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8])" office:value-type="float" office:value="0.00160712" calcext:value-type="float">
            <text:p>0.00160712</text:p>
          </table:table-cell>
          <table:table-cell office:value-type="float" office:value="-0.00160712" calcext:value-type="float">
            <text:p>-0.00160712</text:p>
          </table:table-cell>
          <table:table-cell office:value-type="float" office:value="0.6980925" calcext:value-type="float">
            <text:p>0.6980925</text:p>
          </table:table-cell>
          <table:table-cell office:value-type="float" office:value="0.69648536" calcext:value-type="float">
            <text:p>0.69648536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715655" calcext:value-type="float">
            <text:p>0.03715655</text:p>
          </table:table-cell>
          <table:table-cell office:value-type="float" office:value="9.9" calcext:value-type="float">
            <text:p>9.9</text:p>
          </table:table-cell>
          <table:table-cell office:value-type="float" office:value="1.38510463237763" calcext:value-type="float">
            <text:p>1.38510463237763</text:p>
          </table:table-cell>
          <table:table-cell office:value-type="float" office:value="0.159730257838964" calcext:value-type="float">
            <text:p>0.159730257838964</text:p>
          </table:table-cell>
          <table:table-cell office:value-type="float" office:value="1.22537437453866" calcext:value-type="float">
            <text:p>1.22537437453866</text:p>
          </table:table-cell>
          <table:table-cell office:value-type="float" office:value="0.509227462038398" calcext:value-type="float">
            <text:p>0.509227462038398</text:p>
          </table:table-cell>
          <table:table-cell office:value-type="float" office:value="0.40023545562948" calcext:value-type="float">
            <text:p>0.40023545562948</text:p>
          </table:table-cell>
          <table:table-cell office:value-type="float" office:value="0.246972519010305" calcext:value-type="float">
            <text:p>0.246972519010305</text:p>
          </table:table-cell>
          <table:table-cell office:value-type="float" office:value="0.77148240506649" calcext:value-type="float">
            <text:p>0.77148240506649</text:p>
          </table:table-cell>
          <table:table-cell office:value-type="float" office:value="0.524509886056185" calcext:value-type="float">
            <text:p>0.524509886056185</text:p>
          </table:table-cell>
          <table:table-cell/>
        </table:table-row>
        <table:table-row table:style-name="ro1">
          <table:table-cell office:value-type="string" calcext:value-type="string">
            <text:p>x_plus_7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9])" office:value-type="float" office:value="0.00211347" calcext:value-type="float">
            <text:p>0.00211347</text:p>
          </table:table-cell>
          <table:table-cell office:value-type="float" office:value="-0.00211347" calcext:value-type="float">
            <text:p>-0.00211347</text:p>
          </table:table-cell>
          <table:table-cell office:value-type="float" office:value="0.6991054" calcext:value-type="float">
            <text:p>0.6991054</text:p>
          </table:table-cell>
          <table:table-cell office:value-type="float" office:value="0.69699192" calcext:value-type="float">
            <text:p>0.69699192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3706438" calcext:value-type="float">
            <text:p>0.03706438</text:p>
          </table:table-cell>
          <table:table-cell office:value-type="float" office:value="9.2" calcext:value-type="float">
            <text:p>9.2</text:p>
          </table:table-cell>
          <table:table-cell office:value-type="float" office:value="1.49382516145706" calcext:value-type="float">
            <text:p>1.49382516145706</text:p>
          </table:table-cell>
          <table:table-cell office:value-type="float" office:value="0.0827732607722283" calcext:value-type="float">
            <text:p>0.0827732607722283</text:p>
          </table:table-cell>
          <table:table-cell office:value-type="float" office:value="1.41105190068483" calcext:value-type="float">
            <text:p>1.41105190068483</text:p>
          </table:table-cell>
          <table:table-cell office:value-type="float" office:value="0.501019262820482" calcext:value-type="float">
            <text:p>0.501019262820482</text:p>
          </table:table-cell>
          <table:table-cell office:value-type="float" office:value="0.454852640582291" calcext:value-type="float">
            <text:p>0.454852640582291</text:p>
          </table:table-cell>
          <table:table-cell office:value-type="float" office:value="0.169654720127583" calcext:value-type="float">
            <text:p>0.169654720127583</text:p>
          </table:table-cell>
          <table:table-cell office:value-type="float" office:value="0.832383805513382" calcext:value-type="float">
            <text:p>0.832383805513382</text:p>
          </table:table-cell>
          <table:table-cell office:value-type="float" office:value="0.662729085385799" calcext:value-type="float">
            <text:p>0.662729085385799</text:p>
          </table:table-cell>
          <table:table-cell/>
        </table:table-row>
        <table:table-row table:style-name="ro1">
          <table:table-cell office:value-type="string" calcext:value-type="string">
            <text:p>x_minus_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10])" office:value-type="float" office:value="0.00002221" calcext:value-type="float">
            <text:p>0.00002221</text:p>
          </table:table-cell>
          <table:table-cell office:value-type="float" office:value="0.00002221" calcext:value-type="float">
            <text:p>0.00002221</text:p>
          </table:table-cell>
          <table:table-cell office:value-type="float" office:value="0.6910961" calcext:value-type="float">
            <text:p>0.6910961</text:p>
          </table:table-cell>
          <table:table-cell office:value-type="float" office:value="0.69098879" calcext:value-type="float">
            <text:p>0.69098879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801916" calcext:value-type="float">
            <text:p>0.03801916</text:p>
          </table:table-cell>
          <table:table-cell office:value-type="float" office:value="10" calcext:value-type="float">
            <text:p>10</text:p>
          </table:table-cell>
          <table:table-cell office:value-type="float" office:value="1.01861876249313" calcext:value-type="float">
            <text:p>1.01861876249313</text:p>
          </table:table-cell>
          <table:table-cell office:value-type="float" office:value="0.226089577376843" calcext:value-type="float">
            <text:p>0.226089577376843</text:p>
          </table:table-cell>
          <table:table-cell office:value-type="float" office:value="0.792529185116291" calcext:value-type="float">
            <text:p>0.792529185116291</text:p>
          </table:table-cell>
          <table:table-cell office:value-type="float" office:value="0.539079560935497" calcext:value-type="float">
            <text:p>0.539079560935497</text:p>
          </table:table-cell>
          <table:table-cell office:value-type="float" office:value="0.283830708342489" calcext:value-type="float">
            <text:p>0.283830708342489</text:p>
          </table:table-cell>
          <table:table-cell office:value-type="float" office:value="0.52032771885395" calcext:value-type="float">
            <text:p>0.52032771885395</text:p>
          </table:table-cell>
          <table:table-cell office:value-type="float" office:value="0.557831403017044" calcext:value-type="float">
            <text:p>0.557831403017044</text:p>
          </table:table-cell>
          <table:table-cell office:value-type="float" office:value="0.0525195235013962" calcext:value-type="float">
            <text:p>0.0525195235013962</text:p>
          </table:table-cell>
          <table:table-cell/>
        </table:table-row>
        <table:table-row table:style-name="ro1">
          <table:table-cell office:value-type="string" calcext:value-type="string">
            <text:p>x_minus_2</text:p>
          </table:table-cell>
          <table:table-cell office:value-type="float" office:value="-0.002" calcext:value-type="float">
            <text:p>-0.00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11])" office:value-type="float" office:value="0.00031889" calcext:value-type="float">
            <text:p>0.00031889</text:p>
          </table:table-cell>
          <table:table-cell office:value-type="float" office:value="0.00031889" calcext:value-type="float">
            <text:p>0.00031889</text:p>
          </table:table-cell>
          <table:table-cell office:value-type="float" office:value="0.6900985" calcext:value-type="float">
            <text:p>0.6900985</text:p>
          </table:table-cell>
          <table:table-cell office:value-type="float" office:value="0.69039747" calcext:value-type="float">
            <text:p>0.69039747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3746204" calcext:value-type="float">
            <text:p>0.03746204</text:p>
          </table:table-cell>
          <table:table-cell office:value-type="float" office:value="10" calcext:value-type="float">
            <text:p>10</text:p>
          </table:table-cell>
          <table:table-cell office:value-type="float" office:value="0.956909656524658" calcext:value-type="float">
            <text:p>0.956909656524658</text:p>
          </table:table-cell>
          <table:table-cell office:value-type="float" office:value="0.237204679846764" calcext:value-type="float">
            <text:p>0.237204679846764</text:p>
          </table:table-cell>
          <table:table-cell office:value-type="float" office:value="0.719704976677895" calcext:value-type="float">
            <text:p>0.719704976677895</text:p>
          </table:table-cell>
          <table:table-cell office:value-type="float" office:value="0.527488861978054" calcext:value-type="float">
            <text:p>0.527488861978054</text:p>
          </table:table-cell>
          <table:table-cell office:value-type="float" office:value="0.25056362104755" calcext:value-type="float">
            <text:p>0.25056362104755</text:p>
          </table:table-cell>
          <table:table-cell office:value-type="float" office:value="0.576350119113922" calcext:value-type="float">
            <text:p>0.576350119113922</text:p>
          </table:table-cell>
          <table:table-cell office:value-type="float" office:value="0.478627604842186" calcext:value-type="float">
            <text:p>0.478627604842186</text:p>
          </table:table-cell>
          <table:table-cell office:value-type="float" office:value="0.099767593741417" calcext:value-type="float">
            <text:p>0.099767593741417</text:p>
          </table:table-cell>
          <table:table-cell/>
        </table:table-row>
        <table:table-row table:style-name="ro1">
          <table:table-cell office:value-type="string" calcext:value-type="string">
            <text:p>x_minus_3</text:p>
          </table:table-cell>
          <table:table-cell office:value-type="float" office:value="-0.003" calcext:value-type="float">
            <text:p>-0.00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12])" office:value-type="float" office:value="0.00088168" calcext:value-type="float">
            <text:p>0.00088168</text:p>
          </table:table-cell>
          <table:table-cell office:value-type="float" office:value="0.00088168" calcext:value-type="float">
            <text:p>0.00088168</text:p>
          </table:table-cell>
          <table:table-cell office:value-type="float" office:value="0.6890938" calcext:value-type="float">
            <text:p>0.6890938</text:p>
          </table:table-cell>
          <table:table-cell office:value-type="float" office:value="0.68997543" calcext:value-type="float">
            <text:p>0.68997543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3677527" calcext:value-type="float">
            <text:p>0.03677527</text:p>
          </table:table-cell>
          <table:table-cell office:value-type="float" office:value="10" calcext:value-type="float">
            <text:p>10</text:p>
          </table:table-cell>
          <table:table-cell office:value-type="float" office:value="0.945687949657441" calcext:value-type="float">
            <text:p>0.945687949657441</text:p>
          </table:table-cell>
          <table:table-cell office:value-type="float" office:value="0.20600368231535" calcext:value-type="float">
            <text:p>0.20600368231535</text:p>
          </table:table-cell>
          <table:table-cell office:value-type="float" office:value="0.739684267342091" calcext:value-type="float">
            <text:p>0.739684267342091</text:p>
          </table:table-cell>
          <table:table-cell office:value-type="float" office:value="0.4957630610466" calcext:value-type="float">
            <text:p>0.4957630610466</text:p>
          </table:table-cell>
          <table:table-cell office:value-type="float" office:value="0.244691865967463" calcext:value-type="float">
            <text:p>0.244691865967463</text:p>
          </table:table-cell>
          <table:table-cell office:value-type="float" office:value="0.634274919629097" calcext:value-type="float">
            <text:p>0.634274919629097</text:p>
          </table:table-cell>
          <table:table-cell office:value-type="float" office:value="0.357251202464104" calcext:value-type="float">
            <text:p>0.357251202464104</text:p>
          </table:table-cell>
          <table:table-cell office:value-type="float" office:value="0.277023717164993" calcext:value-type="float">
            <text:p>0.277023717164993</text:p>
          </table:table-cell>
          <table:table-cell/>
        </table:table-row>
        <table:table-row table:style-name="ro1">
          <table:table-cell office:value-type="string" calcext:value-type="string">
            <text:p>x_minus_4</text:p>
          </table:table-cell>
          <table:table-cell office:value-type="float" office:value="-0.004" calcext:value-type="float">
            <text:p>-0.00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13])" office:value-type="float" office:value="0.00155217" calcext:value-type="float">
            <text:p>0.00155217</text:p>
          </table:table-cell>
          <table:table-cell office:value-type="float" office:value="0.00155217" calcext:value-type="float">
            <text:p>0.00155217</text:p>
          </table:table-cell>
          <table:table-cell office:value-type="float" office:value="0.6880934" calcext:value-type="float">
            <text:p>0.6880934</text:p>
          </table:table-cell>
          <table:table-cell office:value-type="float" office:value="0.68964556" calcext:value-type="float">
            <text:p>0.68964556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3637496" calcext:value-type="float">
            <text:p>0.03637496</text:p>
          </table:table-cell>
          <table:table-cell office:value-type="float" office:value="9.8" calcext:value-type="float">
            <text:p>9.8</text:p>
          </table:table-cell>
          <table:table-cell office:value-type="float" office:value="0.9981400847435" calcext:value-type="float">
            <text:p>0.9981400847435</text:p>
          </table:table-cell>
          <table:table-cell office:value-type="float" office:value="0.13934013992548" calcext:value-type="float">
            <text:p>0.13934013992548</text:p>
          </table:table-cell>
          <table:table-cell office:value-type="float" office:value="0.85879994481802" calcext:value-type="float">
            <text:p>0.85879994481802</text:p>
          </table:table-cell>
          <table:table-cell office:value-type="float" office:value="0.454398162215948" calcext:value-type="float">
            <text:p>0.454398162215948</text:p>
          </table:table-cell>
          <table:table-cell office:value-type="float" office:value="0.289368215919636" calcext:value-type="float">
            <text:p>0.289368215919636</text:p>
          </table:table-cell>
          <table:table-cell office:value-type="float" office:value="0.677620120048523" calcext:value-type="float">
            <text:p>0.677620120048523</text:p>
          </table:table-cell>
          <table:table-cell office:value-type="float" office:value="0.231176204383373" calcext:value-type="float">
            <text:p>0.231176204383373</text:p>
          </table:table-cell>
          <table:table-cell office:value-type="float" office:value="0.44644391566515" calcext:value-type="float">
            <text:p>0.44644391566515</text:p>
          </table:table-cell>
          <table:table-cell/>
        </table:table-row>
        <table:table-row table:style-name="ro1">
          <table:table-cell office:value-type="string" calcext:value-type="string">
            <text:p>x_minus_5</text:p>
          </table:table-cell>
          <table:table-cell office:value-type="float" office:value="-0.005" calcext:value-type="float">
            <text:p>-0.00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14])" office:value-type="float" office:value="0.0020317" calcext:value-type="float">
            <text:p>0.0020317</text:p>
          </table:table-cell>
          <table:table-cell office:value-type="float" office:value="0.0020317" calcext:value-type="float">
            <text:p>0.0020317</text:p>
          </table:table-cell>
          <table:table-cell office:value-type="float" office:value="0.6870968" calcext:value-type="float">
            <text:p>0.6870968</text:p>
          </table:table-cell>
          <table:table-cell office:value-type="float" office:value="0.68912851" calcext:value-type="float">
            <text:p>0.68912851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3601248" calcext:value-type="float">
            <text:p>0.03601248</text:p>
          </table:table-cell>
          <table:table-cell office:value-type="float" office:value="9" calcext:value-type="float">
            <text:p>9</text:p>
          </table:table-cell>
          <table:table-cell office:value-type="float" office:value="0.99686907529831" calcext:value-type="float">
            <text:p>0.99686907529831</text:p>
          </table:table-cell>
          <table:table-cell office:value-type="float" office:value="0.0902656001970172" calcext:value-type="float">
            <text:p>0.0902656001970172</text:p>
          </table:table-cell>
          <table:table-cell office:value-type="float" office:value="0.906603475101292" calcext:value-type="float">
            <text:p>0.906603475101292</text:p>
          </table:table-cell>
          <table:table-cell office:value-type="float" office:value="0.421483359988779" calcext:value-type="float">
            <text:p>0.421483359988779</text:p>
          </table:table-cell>
          <table:table-cell office:value-type="float" office:value="0.318313759934584" calcext:value-type="float">
            <text:p>0.318313759934584</text:p>
          </table:table-cell>
          <table:table-cell office:value-type="float" office:value="0.684704916477203" calcext:value-type="float">
            <text:p>0.684704916477203</text:p>
          </table:table-cell>
          <table:table-cell office:value-type="float" office:value="0.158261803500354" calcext:value-type="float">
            <text:p>0.158261803500354</text:p>
          </table:table-cell>
          <table:table-cell office:value-type="float" office:value="0.526443112976849" calcext:value-type="float">
            <text:p>0.526443112976849</text:p>
          </table:table-cell>
          <table:table-cell/>
        </table:table-row>
        <table:table-row table:style-name="ro1">
          <table:table-cell office:value-type="string" calcext:value-type="string">
            <text:p>x_minus_6</text:p>
          </table:table-cell>
          <table:table-cell office:value-type="float" office:value="-0.006" calcext:value-type="float">
            <text:p>-0.00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15])" office:value-type="float" office:value="0.00257478" calcext:value-type="float">
            <text:p>0.00257478</text:p>
          </table:table-cell>
          <table:table-cell office:value-type="float" office:value="0.00257478" calcext:value-type="float">
            <text:p>0.00257478</text:p>
          </table:table-cell>
          <table:table-cell office:value-type="float" office:value="0.6860883" calcext:value-type="float">
            <text:p>0.6860883</text:p>
          </table:table-cell>
          <table:table-cell office:value-type="float" office:value="0.68866309" calcext:value-type="float">
            <text:p>0.68866309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3592138" calcext:value-type="float">
            <text:p>0.03592138</text:p>
          </table:table-cell>
          <table:table-cell office:value-type="float" office:value="7.3" calcext:value-type="float">
            <text:p>7.3</text:p>
          </table:table-cell>
          <table:table-cell office:value-type="float" office:value="1.00224008560181" calcext:value-type="float">
            <text:p>1.00224008560181</text:p>
          </table:table-cell>
          <table:table-cell office:value-type="float" office:value="0.0351115802390268" calcext:value-type="float">
            <text:p>0.0351115802390268</text:p>
          </table:table-cell>
          <table:table-cell office:value-type="float" office:value="0.96712850536278" calcext:value-type="float">
            <text:p>0.96712850536278</text:p>
          </table:table-cell>
          <table:table-cell office:value-type="float" office:value="0.390909663188213" calcext:value-type="float">
            <text:p>0.390909663188213</text:p>
          </table:table-cell>
          <table:table-cell office:value-type="float" office:value="0.34407555418895" calcext:value-type="float">
            <text:p>0.34407555418895</text:p>
          </table:table-cell>
          <table:table-cell office:value-type="float" office:value="0.684622921943665" calcext:value-type="float">
            <text:p>0.684622921943665</text:p>
          </table:table-cell>
          <table:table-cell office:value-type="float" office:value="0.0971964044327615" calcext:value-type="float">
            <text:p>0.0971964044327615</text:p>
          </table:table-cell>
          <table:table-cell office:value-type="float" office:value="0.587426517510903" calcext:value-type="float">
            <text:p>0.587426517510903</text:p>
          </table:table-cell>
          <table:table-cell/>
        </table:table-row>
        <table:table-row table:style-name="ro1">
          <table:table-cell office:value-type="string" calcext:value-type="string">
            <text:p>x_minus_7</text:p>
          </table:table-cell>
          <table:table-cell office:value-type="float" office:value="-0.007" calcext:value-type="float">
            <text:p>-0.00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16])" office:value-type="float" office:value="0.00297647" calcext:value-type="float">
            <text:p>0.00297647</text:p>
          </table:table-cell>
          <table:table-cell office:value-type="float" office:value="0.00297647" calcext:value-type="float">
            <text:p>0.00297647</text:p>
          </table:table-cell>
          <table:table-cell office:value-type="float" office:value="0.6850996" calcext:value-type="float">
            <text:p>0.6850996</text:p>
          </table:table-cell>
          <table:table-cell office:value-type="float" office:value="0.68807607" calcext:value-type="float">
            <text:p>0.68807607</text:p>
          </table:table-cell>
          <table:table-cell office:value-type="float" office:value="0.24720337" calcext:value-type="float">
            <text:p>0.24720337</text:p>
          </table:table-cell>
          <table:table-cell office:value-type="float" office:value="0.03551781" calcext:value-type="float">
            <text:p>0.03551781</text:p>
          </table:table-cell>
          <table:table-cell office:value-type="float" office:value="5.6" calcext:value-type="float">
            <text:p>5.6</text:p>
          </table:table-cell>
          <table:table-cell office:value-type="float" office:value="1.00342907309532" calcext:value-type="float">
            <text:p>1.00342907309532</text:p>
          </table:table-cell>
          <table:table-cell office:value-type="float" office:value="-0.0109724199399352" calcext:value-type="float">
            <text:p>-0.0109724199399352</text:p>
          </table:table-cell>
          <table:table-cell office:value-type="float" office:value="1.01440149303526" calcext:value-type="float">
            <text:p>1.01440149303526</text:p>
          </table:table-cell>
          <table:table-cell office:value-type="float" office:value="0.362463861871802" calcext:value-type="float">
            <text:p>0.362463861871802</text:p>
          </table:table-cell>
          <table:table-cell office:value-type="float" office:value="0.36777733977976" calcext:value-type="float">
            <text:p>0.36777733977976</text:p>
          </table:table-cell>
          <table:table-cell office:value-type="float" office:value="0.683999719619751" calcext:value-type="float">
            <text:p>0.683999719619751</text:p>
          </table:table-cell>
          <table:table-cell office:value-type="float" office:value="0.0409280041238526" calcext:value-type="float">
            <text:p>0.0409280041238526</text:p>
          </table:table-cell>
          <table:table-cell office:value-type="float" office:value="0.643071715495899" calcext:value-type="float">
            <text:p>0.64307171549589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9-25T16:13:01.384427848</dc:date>
    <meta:editing-duration>PT13M27S</meta:editing-duration>
    <meta:editing-cycles>8</meta:editing-cycles>
    <meta:document-statistic meta:table-count="1" meta:cell-count="353" meta:object-count="0"/>
  </office:meta>
</office:document-meta>
</file>